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9])" office:value-type="currency" office:currency="JPY" office:value="16949">
            <text:p>￥16,94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2018/04/21</text:date>, <text:time>22:2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1T22:26:02</dc:date>
    <dc:creator>鈴木 豊樹</dc:creator>
    <meta:editing-duration>P1DT3H44M36S</meta:editing-duration>
    <meta:editing-cycles>79</meta:editing-cycles>
    <meta:generator>OpenOffice/4.1.5$Unix OpenOffice.org_project/415m1$Build-9789</meta:generator>
    <meta:document-statistic meta:table-count="4" meta:cell-count="462" meta:object-count="0"/>
  </office:meta>
</office:document-meta>
</file>